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content.xml" manifest:media-type="text/xml"/>
  <manifest:file-entry manifest:full-path="Pictures/100000010000028B000002A44D016666.png" manifest:media-type="image/png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4.017cm" fo:min-width="2.194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965cm" fo:min-width="2.142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1.999cm" fo:min-width="2.817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1.999cm" fo:min-width="4.044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textarea-horizontal-align="justify" draw:textarea-vertical-align="middle" draw:auto-grow-height="false" fo:min-height="1.692cm" fo:min-width="3.265cm" fo:padding-top="0.151cm" fo:padding-bottom="0.151cm" fo:padding-left="0.276cm" fo:padding-right="0.276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09cm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7" style:family="graphic" style:parent-style-name="objectwithoutfill">
      <style:graphic-properties svg:stroke-width="0.053cm" svg:stroke-color="#000000" draw:marker-start-width="0.279cm" draw:marker-end="Arrowheads_20_9" draw:marker-end-width="0.3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Arrowheads_20_10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17.145cm" svg:x="2.27cm" svg:y="11.795cm">
          <draw:image xlink:href="Pictures/100000010000028B000002A44D016666.png" xlink:type="simple" xlink:show="embed" xlink:actuate="onLoad" draw:mime-type="image/png">
            <text:p/>
          </draw:image>
        </draw:frame>
        <draw:custom-shape draw:style-name="gr2" draw:text-style-name="P1" xml:id="id2" draw:id="id2" draw:layer="layout" svg:width="3.81cm" svg:height="6.033cm" svg:x="1.952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81cm" svg:height="6.033cm" svg:x="1.752cm" svg:y="20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4.763cm" svg:height="3.253cm" svg:x="5.762cm" svg:y="25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4.763cm" svg:height="3.253cm" svg:x="11.163cm" svg:y="2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6.498cm" svg:height="3.253cm" svg:x="11.964cm" svg:y="1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5.397cm" svg:height="2.82cm" svg:x="4.175cm" svg:y="1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3.81cm" svg:height="6.033cm" svg:x="15.652cm" svg:y="2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3.81cm" svg:height="6.033cm" svg:x="15.605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1.063cm" svg:height="6.604cm" svg:x="1cm" svg:y="6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xml:id="id1" draw:id="id1" draw:layer="layout" svg:width="2.222cm" svg:height="1.115cm" svg:x="0.365cm" svg:y="14.652cm">
          <draw:text-box>
            <text:p text:style-name="P3"><text:span text:style-name="T1">Subnet 1</text:span></text:p>
          </draw:text-box>
        </draw:frame>
        <draw:frame draw:style-name="gr9" draw:text-style-name="P4" xml:id="id3" draw:id="id3" draw:layer="layout" svg:width="2.021cm" svg:height="0.683cm" svg:x="0.249cm" svg:y="26.4cm">
          <draw:text-box>
            <text:p text:style-name="P3"><text:span text:style-name="T1">Subnet 2</text:span></text:p>
          </draw:text-box>
        </draw:frame>
        <draw:frame draw:style-name="gr9" draw:text-style-name="P4" xml:id="id7" draw:id="id7" draw:layer="layout" svg:width="2.021cm" svg:height="0.683cm" svg:x="15.605cm" svg:y="28.892cm">
          <draw:text-box>
            <text:p text:style-name="P3"><text:span text:style-name="T1">Subnet 4</text:span></text:p>
          </draw:text-box>
        </draw:frame>
        <draw:frame draw:style-name="gr9" draw:text-style-name="P4" xml:id="id5" draw:id="id5" draw:layer="layout" svg:width="2.021cm" svg:height="0.683cm" svg:x="4.376cm" svg:y="28.892cm">
          <draw:text-box>
            <text:p text:style-name="P3"><text:span text:style-name="T1">Subnet 3</text:span></text:p>
          </draw:text-box>
        </draw:frame>
        <draw:frame draw:style-name="gr9" draw:text-style-name="P4" xml:id="id9" draw:id="id9" draw:layer="layout" svg:width="2.021cm" svg:height="0.683cm" svg:x="18.979cm" svg:y="26.987cm">
          <draw:text-box>
            <text:p text:style-name="P3"><text:span text:style-name="T1">Subnet 5</text:span></text:p>
          </draw:text-box>
        </draw:frame>
        <draw:frame draw:style-name="gr9" draw:text-style-name="P4" xml:id="id13" draw:id="id13" draw:layer="layout" svg:width="2.021cm" svg:height="0.683cm" svg:x="17.394cm" svg:y="11.477cm">
          <draw:text-box>
            <text:p text:style-name="P3"><text:span text:style-name="T1">Subnet 7</text:span></text:p>
          </draw:text-box>
        </draw:frame>
        <draw:frame draw:style-name="gr9" draw:text-style-name="P4" xml:id="id11" draw:id="id11" draw:layer="layout" svg:width="2.021cm" svg:height="0.683cm" svg:x="18.979cm" svg:y="15.605cm">
          <draw:text-box>
            <text:p text:style-name="P3"><text:span text:style-name="T1">Subnet 6</text:span></text:p>
          </draw:text-box>
        </draw:frame>
        <draw:frame draw:style-name="gr9" draw:text-style-name="P4" xml:id="id15" draw:id="id15" draw:layer="layout" svg:width="2.021cm" svg:height="0.683cm" svg:x="3.224cm" svg:y="11.36cm">
          <draw:text-box>
            <text:p text:style-name="P3"><text:span text:style-name="T1">Subnet 8</text:span></text:p>
          </draw:text-box>
        </draw:frame>
        <draw:connector draw:style-name="gr10" draw:text-style-name="P1" draw:layer="layout" svg:x1="1.476cm" svg:y1="15.767cm" svg:x2="1.952cm" svg:y2="17.034cm" draw:start-shape="id1" draw:start-glue-point="2" draw:end-shape="id2" draw:end-glue-point="6" svg:d="M1476 15767v1267h476" svg:viewBox="0 0 477 1268">
          <text:p/>
        </draw:connector>
        <draw:connector draw:style-name="gr11" draw:text-style-name="P1" draw:layer="layout" svg:x1="1.259cm" svg:y1="26.4cm" svg:x2="1.752cm" svg:y2="23.135cm" draw:start-shape="id3" draw:start-glue-point="0" draw:end-shape="id4" draw:end-glue-point="6" svg:d="M1259 26400v-3265h493" svg:viewBox="0 0 494 3266">
          <text:p/>
        </draw:connector>
        <draw:connector draw:style-name="gr12" draw:text-style-name="P1" draw:layer="layout" svg:x1="6.397cm" svg:y1="29.233cm" svg:x2="8.144cm" svg:y2="28.7cm" draw:start-shape="id5" draw:start-glue-point="1" draw:end-shape="id6" draw:end-glue-point="8" svg:d="M6397 29233h1747v-533" svg:viewBox="0 0 1748 534">
          <text:p/>
        </draw:connector>
        <draw:connector draw:style-name="gr13" draw:text-style-name="P1" draw:layer="layout" svg:x1="15.605cm" svg:y1="29.233cm" svg:x2="13.545cm" svg:y2="28.601cm" draw:start-shape="id7" draw:start-glue-point="3" draw:end-shape="id8" draw:end-glue-point="8" svg:d="M15605 29233h-2060v-632" svg:viewBox="0 0 2061 633">
          <text:p/>
        </draw:connector>
        <draw:connector draw:style-name="gr14" draw:text-style-name="P1" draw:layer="layout" svg:x1="19.989cm" svg:y1="26.987cm" svg:x2="19.462cm" svg:y2="24.436cm" draw:start-shape="id9" draw:start-glue-point="0" draw:end-shape="id10" draw:end-glue-point="10" svg:d="M19989 26987v-2551h-527" svg:viewBox="0 0 528 2552">
          <text:p/>
        </draw:connector>
        <draw:connector draw:style-name="gr15" draw:text-style-name="P1" draw:layer="layout" svg:x1="19.989cm" svg:y1="16.288cm" svg:x2="19.415cm" svg:y2="18.304cm" draw:start-shape="id11" draw:start-glue-point="2" draw:end-shape="id12" draw:end-glue-point="10" svg:d="M19989 16288v2016h-574" svg:viewBox="0 0 575 2017">
          <text:p/>
        </draw:connector>
        <draw:connector draw:style-name="gr16" draw:text-style-name="P1" draw:layer="layout" svg:x1="19.415cm" svg:y1="11.818cm" svg:x2="19.415cm" svg:y2="11.818cm" draw:start-shape="id13" draw:start-glue-point="1" draw:end-shape="id13" svg:d="M19415 11818z" svg:viewBox="0 0 1 1">
          <text:p/>
        </draw:connector>
        <draw:connector draw:style-name="gr17" draw:text-style-name="P1" draw:layer="layout" svg:x1="17.394cm" svg:y1="11.818cm" svg:x2="15.213cm" svg:y2="12.249cm" draw:start-shape="id13" draw:start-glue-point="3" draw:end-shape="id14" draw:end-glue-point="4" svg:d="M17394 11818h-2181v431" svg:viewBox="0 0 2182 432">
          <text:p/>
        </draw:connector>
        <draw:connector draw:style-name="gr18" draw:text-style-name="P1" draw:layer="layout" svg:x1="5.245cm" svg:y1="11.701cm" svg:x2="6.874cm" svg:y2="12.15cm" draw:start-shape="id15" draw:start-glue-point="1" draw:end-shape="id16" draw:end-glue-point="4" svg:d="M5245 11701h1629v449" svg:viewBox="0 0 1630 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6T19:00:02.001694600</meta:creation-date>
    <dc:date>2025-08-18T19:13:11.386396300</dc:date>
    <meta:editing-duration>PT38M44S</meta:editing-duration>
    <meta:editing-cycles>7</meta:editing-cycles>
    <meta:generator>LibreOffice/25.8.0.1$Windows_X86_64 LibreOffice_project/127f2cf27c25aaac008a1045ebfed22015cb3064</meta:generator>
    <meta:print-date>2025-08-18T19:13:08.084926600</meta:print-date>
    <meta:document-statistic meta:object-count="2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This_20_is_20_a_20_table_2c__20_I_20_am_20_splitting_20_a_20_ip_20_into_20_8_20_subne...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is is a table, I am splitting a ip into 8 subne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ubnet</text:p>
          </table:table-cell>
          <table:table-cell table:style-name="ce1" office:value-type="string" calcext:value-type="string">
            <text:p>Network Address</text:p>
          </table:table-cell>
          <table:table-cell table:style-name="ce1" office:value-type="string" calcext:value-type="string">
            <text:p>Subnet Mask</text:p>
          </table:table-cell>
          <table:table-cell table:style-name="ce1" office:value-type="string" calcext:value-type="string">
            <text:p>First Host</text:p>
          </table:table-cell>
          <table:table-cell table:style-name="ce1" office:value-type="string" calcext:value-type="string">
            <text:p>Last Host</text:p>
          </table:table-cell>
          <table:table-cell table:style-name="ce1" office:value-type="string" calcext:value-type="string">
            <text:p>Broadcast Add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72.10.0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0.1</text:p>
          </table:table-cell>
          <table:table-cell table:style-name="ce3" office:value-type="string" calcext:value-type="string">
            <text:p>172.10.31.254</text:p>
          </table:table-cell>
          <table:table-cell table:style-name="ce3" office:value-type="string" calcext:value-type="string">
            <text:p>172.10.31.255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72.10.32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32.1</text:p>
          </table:table-cell>
          <table:table-cell table:style-name="ce3" office:value-type="string" calcext:value-type="string">
            <text:p>172.10.63.254</text:p>
          </table:table-cell>
          <table:table-cell table:style-name="ce3" office:value-type="string" calcext:value-type="string">
            <text:p>172.10.63.25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72.10.64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64.1</text:p>
          </table:table-cell>
          <table:table-cell table:style-name="ce3" office:value-type="string" calcext:value-type="string">
            <text:p>172.10.95.254</text:p>
          </table:table-cell>
          <table:table-cell table:style-name="ce3" office:value-type="string" calcext:value-type="string">
            <text:p>172.10.95.255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172.10.96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96.1</text:p>
          </table:table-cell>
          <table:table-cell table:style-name="ce3" office:value-type="string" calcext:value-type="string">
            <text:p>172.10.127.254</text:p>
          </table:table-cell>
          <table:table-cell table:style-name="ce3" office:value-type="string" calcext:value-type="string">
            <text:p>172.10.127.255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72.10.128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128.1</text:p>
          </table:table-cell>
          <table:table-cell table:style-name="ce3" office:value-type="string" calcext:value-type="string">
            <text:p>172.10.159.254</text:p>
          </table:table-cell>
          <table:table-cell table:style-name="ce3" office:value-type="string" calcext:value-type="string">
            <text:p>172.10.159.255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72.10.160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160.1</text:p>
          </table:table-cell>
          <table:table-cell table:style-name="ce3" office:value-type="string" calcext:value-type="string">
            <text:p>172.10.191.254</text:p>
          </table:table-cell>
          <table:table-cell table:style-name="ce3" office:value-type="string" calcext:value-type="string">
            <text:p>172.10.191.25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72.10.192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192.1</text:p>
          </table:table-cell>
          <table:table-cell table:style-name="ce3" office:value-type="string" calcext:value-type="string">
            <text:p>172.10.223.254</text:p>
          </table:table-cell>
          <table:table-cell table:style-name="ce3" office:value-type="string" calcext:value-type="string">
            <text:p>172.10.223.255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172.10.224.0</text:p>
          </table:table-cell>
          <table:table-cell table:style-name="ce3" office:value-type="string" calcext:value-type="string">
            <text:p>255.255.224.0 (/19)</text:p>
          </table:table-cell>
          <table:table-cell table:style-name="ce3" office:value-type="string" calcext:value-type="string">
            <text:p>172.10.224.1</text:p>
          </table:table-cell>
          <table:table-cell table:style-name="ce3" office:value-type="string" calcext:value-type="string">
            <text:p>172.10.255.254</text:p>
          </table:table-cell>
          <table:table-cell table:style-name="ce3" office:value-type="string" calcext:value-type="string">
            <text:p>172.10.255.255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9:01:09.25709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his_20_is_20_a_20_table_2c__20_I_20_am_20_splitting_20_a_20_ip_20_into_20_8_20_subne..." style:display-name="PageStyle_This is a table, I am splitting a ip into 8 subne..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